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2bc" officeooo:paragraph-rsid="001052bc"/>
    </style:style>
    <style:style style:name="P2" style:family="paragraph" style:parent-style-name="Standard">
      <style:text-properties officeooo:rsid="001052bc" officeooo:paragraph-rsid="0012425e"/>
    </style:style>
    <style:style style:name="P3" style:family="paragraph" style:parent-style-name="Standard">
      <style:text-properties officeooo:rsid="001052bc" officeooo:paragraph-rsid="0016695c"/>
    </style:style>
    <style:style style:name="P4" style:family="paragraph" style:parent-style-name="Standard">
      <style:paragraph-properties fo:text-align="start" style:justify-single-word="false"/>
      <style:text-properties officeooo:rsid="001052bc" officeooo:paragraph-rsid="0016695c"/>
    </style:style>
    <style:style style:name="P5" style:family="paragraph" style:parent-style-name="Standard">
      <style:text-properties officeooo:rsid="001052bc" officeooo:paragraph-rsid="001a2cb1"/>
    </style:style>
    <style:style style:name="P6" style:family="paragraph" style:parent-style-name="Standard">
      <style:text-properties officeooo:rsid="0012f8d9" officeooo:paragraph-rsid="0012f8d9"/>
    </style:style>
    <style:style style:name="P7" style:family="paragraph" style:parent-style-name="Standard">
      <style:text-properties officeooo:paragraph-rsid="0012f8d9"/>
    </style:style>
    <style:style style:name="T1" style:family="text">
      <style:text-properties officeooo:rsid="001052bc"/>
    </style:style>
    <style:style style:name="T2" style:family="text">
      <style:text-properties officeooo:rsid="0012425e"/>
    </style:style>
    <style:style style:name="T3" style:family="text">
      <style:text-properties officeooo:rsid="0012f8d9"/>
    </style:style>
    <style:style style:name="T4" style:family="text">
      <style:text-properties officeooo:rsid="00147b7e"/>
    </style:style>
    <style:style style:name="T5" style:family="text">
      <style:text-properties officeooo:rsid="0014c0c9"/>
    </style:style>
    <style:style style:name="T6" style:family="text">
      <style:text-properties officeooo:rsid="0016695c"/>
    </style:style>
    <style:style style:name="T7" style:family="text">
      <style:text-properties officeooo:rsid="001a2cb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<text:span text:style-name="T5">1</text:span>. Test case’s for online shoping application </text:p>
      <text:p text:style-name="P1"/>
      <text:p text:style-name="P1">Positive:</text:p>
      <text:p text:style-name="P1"><text:tab/>user login (validating login functionality)</text:p>
      <text:p text:style-name="P1"><text:tab/>validating search functionality for serching valid keyword’s </text:p>
      <text:p text:style-name="P1"><text:tab/>validating that product is succesfully added to cart </text:p>
      <text:p text:style-name="P1"><text:tab/></text:p>
      <text:p text:style-name="P1"><text:tab/></text:p>
      <text:p text:style-name="P1">Negetive:</text:p>
      <text:p text:style-name="P1"><text:tab/>validating that application show’s appropriate messages or not</text:p>
      <text:p text:style-name="P1"><text:tab/>verifying that invalid search input with special character’s </text:p>
      <text:p text:style-name="P1"><text:tab/> validating that user is able to add product which is out of stock </text:p>
      <text:p text:style-name="P1"><text:tab/>invalid credit card information’s</text:p>
      <text:p text:style-name="P1"/>
      <text:p text:style-name="P1">Q<text:span text:style-name="T5">2</text:span>. Test case’s for gmail </text:p>
      <text:p text:style-name="P1">Positive:</text:p>
      <text:p text:style-name="P1"><text:tab/>validating <text:span text:style-name="T2">refresh mail’s </text:span>functionality <text:span text:style-name="T2">for newer upcommin mail’s </text:span></text:p>
      <text:p text:style-name="P2"><text:tab/>validating search functionality for serching valid <text:span text:style-name="T2">(recived) email in inbox</text:span></text:p>
      <text:p text:style-name="P2"><text:tab/>validating <text:span text:style-name="T2">compose </text:span>functionality for <text:span text:style-name="T2">writing </text:span><text:s/><text:span text:style-name="T2">in inbox</text:span> </text:p>
      <text:p text:style-name="P1"><text:tab/></text:p>
      <text:p text:style-name="P1">Negetive:</text:p>
      <text:p text:style-name="P1"><text:tab/>validating that <text:span text:style-name="T3">email sent failure from invalid email address</text:span></text:p>
      <text:p text:style-name="P1"><text:tab/><text:span text:style-name="T3">validating to attach exceed limit file size</text:span></text:p>
      <text:p text:style-name="P1"><text:tab/><text:span text:style-name="T3">inbox search for non existant email </text:span></text:p>
      <text:p text:style-name="P1"/>
      <text:p text:style-name="P6">Q<text:span text:style-name="T5">3</text:span>. <text:span text:style-name="T1">Test case’s for </text:span>google search </text:p>
      <text:p text:style-name="P6">Positive:</text:p>
      <text:p text:style-name="P6"><text:tab/>validiating search querry </text:p>
      <text:p text:style-name="P6"><text:tab/>validating google sugessions while entering querry in search bar </text:p>
      <text:p text:style-name="P6"><text:tab/>validiating voice search </text:p>
      <text:p text:style-name="P6"><text:tab/>validiating <text:s/>image search functionality </text:p>
      <text:p text:style-name="P6">Negetive:</text:p>
      <text:p text:style-name="P6"><text:tab/><text:span text:style-name="T4">innvalid querry input</text:span></text:p>
      <text:p text:style-name="P7"><text:span text:style-name="T3"><text:tab/></text:span>Search with an extremely long string. </text:p>
      <text:p text:style-name="P7"><text:tab/>Access Google with incorrect URL (e.g., <text:span text:style-name="Source_20_Text">gooogle.com</text:span>). </text:p>
      <text:p text:style-name="P6"><text:tab/><text:span text:style-name="T4">Empty search querry</text:span></text:p>
      <text:p text:style-name="P1"><text:tab/></text:p>
      <text:p text:style-name="P5"><text:line-break/><text:span text:style-name="T3">Q</text:span><text:span text:style-name="T7">4</text:span><text:span text:style-name="T3">. </text:span>Test case’s for <text:span text:style-name="T7">Mobile phone</text:span> <text:line-break/>Positive Test Cases<text:line-break/><text:tab/>Verify phone call functionality.<text:line-break/><text:tab/> Verify Wi-Fi connectivity.<text:line-break/><text:line-break/><text:tab/> Connect the mobile phone to a known Wi-Fi network.<text:line-break/><text:tab/> Open the camera app and take a photo.<text:line-break/><text:tab/>Open a web browser, rotate the phone from portrait to landscape.<text:line-break/><text:tab/>The screen content adjusts correctly to the new orientation.<text:line-break/><text:tab/>Test battery charging.<text:line-break/><text:tab/></text:p>
      <text:p text:style-name="P3"><text:span text:style-name="T6">Negetive</text:span></text:p>
      <text:p text:style-name="P4"><text:tab/> Check calling functionality with no SIM card.<text:line-break/><text:tab/>Verify behavior with multiple background apps.<text:line-break/><text:soft-page-break/><text:tab/>Open several apps in the background and launch a new one.<text:line-break/><text:tab/>Test unlocking with incorrect fingerprint.<text:line-break/><text:tab/>Try unlocking the phone with a non-registered fingerprint.<text:line-break/><text:tab/>Check behavior in airplane mode.<text:line-break/><text:tab/> Enable airplane mode and try sending a message or accessing the internet.<text:line-break/><text:line-break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2:41:13.347000000</meta:creation-date>
    <dc:date>2024-10-22T23:24:40.506000000</dc:date>
    <meta:editing-duration>PT18M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8" meta:word-count="273" meta:character-count="1934" meta:non-whitespace-character-count="1623"/>
  </office:meta>
</office:document-meta>
</file>